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687in" svg:y="0.7295in">
            <draw:object draw:notify-on-update-of-ranges="Sheet1.B1:Sheet1.B1 Sheet1.I2:Sheet1.I4 Sheet1.I1:Sheet1.I1 Sheet1.B2:Sheet1.B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287in" svg:y="0.8866in">
            <draw:object draw:notify-on-update-of-ranges="Sheet1.C1:Sheet1.C1 Sheet1.M2:Sheet1.M4 Sheet1.I1:Sheet1.I1 Sheet1.C2:Sheet1.C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476in" svg:y="4.6827in">
            <draw:object draw:notify-on-update-of-ranges="Sheet1.K2:Sheet1.K4 Sheet1.D1:Sheet1.D1 Sheet1.D2:Sheet1.D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1.0476in" svg:y="4.6299in">
            <draw:object draw:notify-on-update-of-ranges="Sheet1.E1:Sheet1.E1 Sheet1.O2:Sheet1.O4 Sheet1.O1:Sheet1.O1 Sheet1.E2:Sheet1.E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ec/se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ow(vol)</text:p>
          </table:table-cell>
          <table:table-cell table:style-name="ce1" table:formula="of:=2/3" office:value-type="float" office:value="0.666666666666667" calcext:value-type="float">
            <text:p>0.6666666667</text:p>
          </table:table-cell>
          <table:table-cell office:value-type="string" calcext:value-type="string">
            <text:p>pow(vol)</text:p>
          </table:table-cell>
          <table:table-cell table:style-name="ce1" table:formula="of:=0.1" office:value-type="float" office:value="0.1" calcext:value-type="float">
            <text:p>0.1</text:p>
          </table:table-cell>
          <table:table-cell office:value-type="string" calcext:value-type="string">
            <text:p>pow(vol)</text:p>
          </table:table-cell>
          <table:table-cell table:style-name="ce1" table:formula="of:=0.48" office:value-type="float" office:value="0.48" calcext:value-type="float">
            <text:p>0.48</text:p>
          </table:table-cell>
          <table:table-cell office:value-type="string" calcext:value-type="string">
            <text:p>pow(vol)</text:p>
          </table:table-cell>
          <table:table-cell table:style-name="ce1" table:formula="of:=0.48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600" calcext:value-type="float">
            <text:p>600</text:p>
          </table:table-cell>
          <table:table-cell office:value-type="float" office:value="0.63" calcext:value-type="float">
            <text:p>0.63</text:p>
          </table:table-cell>
          <table:table-cell office:value-type="float" office:value="0.0592276609" calcext:value-type="float">
            <text:p>0.0592276609</text:p>
          </table:table-cell>
          <table:table-cell office:value-type="float" office:value="0.844200146354252" calcext:value-type="float">
            <text:p>0.8442001464</text:p>
          </table:table-cell>
          <table:table-cell table:formula="of:=POWER([.$G2]; [.J$1])" office:value-type="float" office:value="0.151943824689508" calcext:value-type="float">
            <text:p>0.1519438247</text:p>
          </table:table-cell>
          <table:table-cell/>
          <table:table-cell table:formula="of:=POWER([.$G2]; [.L$1])" office:value-type="float" office:value="0.753793621386943" calcext:value-type="float">
            <text:p>0.7537936214</text:p>
          </table:table-cell>
          <table:table-cell/>
          <table:table-cell table:formula="of:=POWER([.$G2]; [.N$1])" office:value-type="float" office:value="0.257520495307992" calcext:value-type="float">
            <text:p>0.2575204953</text:p>
          </table:table-cell>
          <table:table-cell/>
          <table:table-cell table:formula="of:=POWER([.$G2]; [.P$1])" office:value-type="float" office:value="0.257520495307992" calcext:value-type="float">
            <text:p>0.2575204953</text:p>
          </table:table-cell>
          <table:table-cell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1200" calcext:value-type="float">
            <text:p>1200</text:p>
          </table:table-cell>
          <table:table-cell office:value-type="float" office:value="1.35" calcext:value-type="float">
            <text:p>1.35</text:p>
          </table:table-cell>
          <table:table-cell office:value-type="float" office:value="0.572555261117" calcext:value-type="float">
            <text:p>0.5725552611</text:p>
          </table:table-cell>
          <table:table-cell office:value-type="float" office:value="0.174655630279093" calcext:value-type="float">
            <text:p>0.1746556303</text:p>
          </table:table-cell>
          <table:table-cell table:formula="of:=POWER([.$G3]; [.J$1])" office:value-type="float" office:value="0.689516939099252" calcext:value-type="float">
            <text:p>0.6895169391</text:p>
          </table:table-cell>
          <table:table-cell/>
          <table:table-cell table:formula="of:=POWER([.$G3]; [.L$1])" office:value-type="float" office:value="0.94576173989899" calcext:value-type="float">
            <text:p>0.9457617399</text:p>
          </table:table-cell>
          <table:table-cell/>
          <table:table-cell table:formula="of:=POWER([.$G3]; [.N$1])" office:value-type="float" office:value="0.765160172942093" calcext:value-type="float">
            <text:p>0.7651601729</text:p>
          </table:table-cell>
          <table:table-cell/>
          <table:table-cell table:formula="of:=POWER([.$G3]; [.P$1])" office:value-type="float" office:value="0.765160172942093" calcext:value-type="float">
            <text:p>0.7651601729</text:p>
          </table:table-cell>
          <table:table-cell/>
        </table:table-row>
        <table:table-row table:style-name="ro1">
          <table:table-cell office:value-type="string" calcext:value-type="string">
            <text:p>l:</text:p>
          </table:table-cell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2100" calcext:value-type="float">
            <text:p>2100</text:p>
          </table:table-cell>
          <table:table-cell office:value-type="float" office:value="2.5" calcext:value-type="float">
            <text:p>2.5</text:p>
          </table:table-cell>
          <table:table-cell office:value-type="float" office:value="2.45436926062" calcext:value-type="float">
            <text:p>2.4543692606</text:p>
          </table:table-cell>
          <table:table-cell office:value-type="float" office:value="0.0814873308629517" calcext:value-type="float">
            <text:p>0.0814873309</text:p>
          </table:table-cell>
          <table:table-cell table:formula="of:=POWER([.$G4]; [.J$1])" office:value-type="float" office:value="1.81953299488651" calcext:value-type="float">
            <text:p>1.8195329949</text:p>
          </table:table-cell>
          <table:table-cell/>
          <table:table-cell table:formula="of:=POWER([.$G4]; [.L$1])" office:value-type="float" office:value="1.09394122838929" calcext:value-type="float">
            <text:p>1.0939412284</text:p>
          </table:table-cell>
          <table:table-cell/>
          <table:table-cell table:formula="of:=POWER([.$G4]; [.N$1])" office:value-type="float" office:value="1.53876093945062" calcext:value-type="float">
            <text:p>1.5387609395</text:p>
          </table:table-cell>
          <table:table-cell/>
          <table:table-cell table:formula="of:=POWER([.$G4]; [.P$1])" office:value-type="float" office:value="1.53876093945062" calcext:value-type="float">
            <text:p>1.5387609395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.2988in" svg:height="3.5429in" svg:x="0in" svg:y="1.65in">
            <draw:object draw:notify-on-update-of-ranges="Sheet2.A1:Sheet2.A1 Sheet2.A2:Sheet2.A9 Sheet2.E1:Sheet2.E1 Sheet2.E2:Sheet2.E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6.2185in" svg:y="1.765in">
            <draw:object draw:notify-on-update-of-ranges="Sheet2.A1:Sheet2.A1 Sheet2.A2:Sheet2.A9 Sheet2.F1:Sheet2.F1 Sheet2.F2:Sheet2.F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2.6138in" svg:y="1.765in">
            <draw:object draw:notify-on-update-of-ranges="Sheet2.A1:Sheet2.A1 Sheet2.A2:Sheet2.A9 Sheet2.G1:Sheet2.G1 Sheet2.G2:Sheet2.G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mass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6868428375" calcext:value-type="float">
            <text:p>1.3686842838</text:p>
          </table:table-cell>
          <table:table-cell office:value-type="float" office:value="0.0484270663668" calcext:value-type="float">
            <text:p>0.0484270664</text:p>
          </table:table-cell>
          <table:table-cell office:value-type="float" office:value="0.0193224378492" calcext:value-type="float">
            <text:p>0.0193224378</text:p>
          </table:table-cell>
          <table:table-cell table:formula="of:=[.H2]/[.H$3]" office:value-type="float" office:value="0.368567304322274" calcext:value-type="float">
            <text:p>0.3685673043</text:p>
          </table:table-cell>
          <table:table-cell table:formula="of:=[.I2]/[.I$3]" office:value-type="float" office:value="0.557645268093237" calcext:value-type="float">
            <text:p>0.5576452681</text:p>
          </table:table-cell>
          <table:table-cell table:formula="of:=[.J2]/[.J$3]" office:value-type="float" office:value="0.609813944570281" calcext:value-type="float">
            <text:p>0.6098139446</text:p>
          </table:table-cell>
          <table:table-cell office:value-type="float" office:value="4.03561821544" calcext:value-type="float">
            <text:p>4.0356182154</text:p>
          </table:table-cell>
          <table:table-cell office:value-type="float" office:value="0.216040995257" calcext:value-type="float">
            <text:p>0.2160409953</text:p>
          </table:table-cell>
          <table:table-cell office:value-type="float" office:value="0.0471323681742" calcext:value-type="float">
            <text:p>0.0471323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4947427" calcext:value-type="float">
            <text:p>10.94947427</text:p>
          </table:table-cell>
          <table:table-cell office:value-type="float" office:value="0.387416530935" calcext:value-type="float">
            <text:p>0.3874165309</text:p>
          </table:table-cell>
          <table:table-cell office:value-type="float" office:value="0.0772897513969" calcext:value-type="float">
            <text:p>0.0772897514</text:p>
          </table:table-cell>
          <table:table-cell table:formula="of:=[.H3]/[.H$3]" office:value-type="float" office:value="1" calcext:value-type="float">
            <text:p>1</text:p>
          </table:table-cell>
          <table:table-cell table:formula="of:=[.I3]/[.I$3]" office:value-type="float" office:value="1" calcext:value-type="float">
            <text:p>1</text:p>
          </table:table-cell>
          <table:table-cell table:formula="of:=[.J3]/[.J$3]" office:value-type="float" office:value="1" calcext:value-type="float">
            <text:p>1</text:p>
          </table:table-cell>
          <table:table-cell office:value-type="float" office:value="10.94947427" calcext:value-type="float">
            <text:p>10.94947427</text:p>
          </table:table-cell>
          <table:table-cell office:value-type="float" office:value="0.387416530935" calcext:value-type="float">
            <text:p>0.3874165309</text:p>
          </table:table-cell>
          <table:table-cell office:value-type="float" office:value="0.0772897513969" calcext:value-type="float">
            <text:p>0.077289751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6.9544756612" calcext:value-type="float">
            <text:p>36.9544756612</text:p>
          </table:table-cell>
          <table:table-cell office:value-type="float" office:value="1.3075307919" calcext:value-type="float">
            <text:p>1.3075307919</text:p>
          </table:table-cell>
          <table:table-cell office:value-type="float" office:value="0.173901940643" calcext:value-type="float">
            <text:p>0.1739019406</text:p>
          </table:table-cell>
          <table:table-cell table:formula="of:=[.H4]/[.H$3]" office:value-type="float" office:value="1.79296335334464" calcext:value-type="float">
            <text:p>1.7929633533</text:p>
          </table:table-cell>
          <table:table-cell table:formula="of:=[.I4]/[.I$3]" office:value-type="float" office:value="1.30475610791324" calcext:value-type="float">
            <text:p>1.3047561079</text:p>
          </table:table-cell>
          <table:table-cell table:formula="of:=[.J4]/[.J$3]" office:value-type="float" office:value="1.650310092382" calcext:value-type="float">
            <text:p>1.6503100924</text:p>
          </table:table-cell>
          <table:table-cell office:value-type="float" office:value="19.6320061045" calcext:value-type="float">
            <text:p>19.6320061045</text:p>
          </table:table-cell>
          <table:table-cell office:value-type="float" office:value="0.505484085044" calcext:value-type="float">
            <text:p>0.505484085</text:p>
          </table:table-cell>
          <table:table-cell office:value-type="float" office:value="0.127552056768" calcext:value-type="float">
            <text:p>0.1275520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5957941599" calcext:value-type="float">
            <text:p>87.5957941599</text:p>
          </table:table-cell>
          <table:table-cell office:value-type="float" office:value="3.09933224748" calcext:value-type="float">
            <text:p>3.0993322475</text:p>
          </table:table-cell>
          <table:table-cell office:value-type="float" office:value="0.309159005587" calcext:value-type="float">
            <text:p>0.3091590056</text:p>
          </table:table-cell>
          <table:table-cell table:formula="of:=[.H5]/[.H$3]" office:value-type="float" office:value="2.71320865489371" calcext:value-type="float">
            <text:p>2.7132086549</text:p>
          </table:table-cell>
          <table:table-cell table:formula="of:=[.I5]/[.I$3]" office:value-type="float" office:value="1.54460255690122" calcext:value-type="float">
            <text:p>1.5446025569</text:p>
          </table:table-cell>
          <table:table-cell table:formula="of:=[.J5]/[.J$3]" office:value-type="float" office:value="2.56074422170982" calcext:value-type="float">
            <text:p>2.5607442217</text:p>
          </table:table-cell>
          <table:table-cell office:value-type="float" office:value="29.7082083559" calcext:value-type="float">
            <text:p>29.7082083559</text:p>
          </table:table-cell>
          <table:table-cell office:value-type="float" office:value="0.598404564268" calcext:value-type="float">
            <text:p>0.5984045643</text:p>
          </table:table-cell>
          <table:table-cell office:value-type="float" office:value="0.197919284287" calcext:value-type="float">
            <text:p>0.197919284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71.085535469" calcext:value-type="float">
            <text:p>171.085535469</text:p>
          </table:table-cell>
          <table:table-cell office:value-type="float" office:value="6.05338329585" calcext:value-type="float">
            <text:p>6.0533832959</text:p>
          </table:table-cell>
          <table:table-cell office:value-type="float" office:value="0.48306094623" calcext:value-type="float">
            <text:p>0.4830609462</text:p>
          </table:table-cell>
          <table:table-cell table:formula="of:=[.H6]/[.H$3]" office:value-type="float" office:value="3.74139543910723" calcext:value-type="float">
            <text:p>3.7413954391</text:p>
          </table:table-cell>
          <table:table-cell table:formula="of:=[.I6]/[.I$3]" office:value-type="float" office:value="1.74543249799904" calcext:value-type="float">
            <text:p>1.745432498</text:p>
          </table:table-cell>
          <table:table-cell table:formula="of:=[.J6]/[.J$3]" office:value-type="float" office:value="3.73130238799768" calcext:value-type="float">
            <text:p>3.731302388</text:p>
          </table:table-cell>
          <table:table-cell office:value-type="float" office:value="40.9663130944" calcext:value-type="float">
            <text:p>40.9663130944</text:p>
          </table:table-cell>
          <table:table-cell office:value-type="float" office:value="0.676209403356" calcext:value-type="float">
            <text:p>0.6762094034</text:p>
          </table:table-cell>
          <table:table-cell office:value-type="float" office:value="0.288391433955" calcext:value-type="float">
            <text:p>0.288391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5.63580529" calcext:value-type="float">
            <text:p>295.63580529</text:p>
          </table:table-cell>
          <table:table-cell office:value-type="float" office:value="10.4602463352" calcext:value-type="float">
            <text:p>10.4602463352</text:p>
          </table:table-cell>
          <table:table-cell office:value-type="float" office:value="0.695607762572" calcext:value-type="float">
            <text:p>0.6956077626</text:p>
          </table:table-cell>
          <table:table-cell table:formula="of:=[.H7]/[.H$3]" office:value-type="float" office:value="4.86468368819684" calcext:value-type="float">
            <text:p>4.8646836882</text:p>
          </table:table-cell>
          <table:table-cell table:formula="of:=[.I7]/[.I$3]" office:value-type="float" office:value="1.91980133659239" calcext:value-type="float">
            <text:p>1.9198013366</text:p>
          </table:table-cell>
          <table:table-cell table:formula="of:=[.J7]/[.J$3]" office:value-type="float" office:value="5.16198459124559" calcext:value-type="float">
            <text:p>5.1619845912</text:p>
          </table:table-cell>
          <table:table-cell office:value-type="float" office:value="53.2657288756" calcext:value-type="float">
            <text:p>53.2657288756</text:p>
          </table:table-cell>
          <table:table-cell office:value-type="float" office:value="0.743762773907" calcext:value-type="float">
            <text:p>0.7437627739</text:p>
          </table:table-cell>
          <table:table-cell office:value-type="float" office:value="0.398968505772" calcext:value-type="float">
            <text:p>0.398968505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69.458709326" calcext:value-type="float">
            <text:p>469.458709326</text:p>
          </table:table-cell>
          <table:table-cell office:value-type="float" office:value="16.6104837638" calcext:value-type="float">
            <text:p>16.6104837638</text:p>
          </table:table-cell>
          <table:table-cell office:value-type="float" office:value="0.946799454612" calcext:value-type="float">
            <text:p>0.9467994546</text:p>
          </table:table-cell>
          <table:table-cell table:formula="of:=[.H8]/[.H$3]" office:value-type="float" office:value="6.07376498939433" calcext:value-type="float">
            <text:p>6.0737649894</text:p>
          </table:table-cell>
          <table:table-cell table:formula="of:=[.I8]/[.I$3]" office:value-type="float" office:value="2.07485429881634" calcext:value-type="float">
            <text:p>2.0748542988</text:p>
          </table:table-cell>
          <table:table-cell table:formula="of:=[.J8]/[.J$3]" office:value-type="float" office:value="6.8527908314406" calcext:value-type="float">
            <text:p>6.8527908314</text:p>
          </table:table-cell>
          <table:table-cell office:value-type="float" office:value="66.5045334734" calcext:value-type="float">
            <text:p>66.5045334734</text:p>
          </table:table-cell>
          <table:table-cell office:value-type="float" office:value="0.803832854643" calcext:value-type="float">
            <text:p>0.8038328546</text:p>
          </table:table-cell>
          <table:table-cell office:value-type="float" office:value="0.529650499737" calcext:value-type="float">
            <text:p>0.5296504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.766353279" calcext:value-type="float">
            <text:p>700.766353279</text:p>
          </table:table-cell>
          <table:table-cell office:value-type="float" office:value="24.7946579798" calcext:value-type="float">
            <text:p>24.7946579798</text:p>
          </table:table-cell>
          <table:table-cell office:value-type="float" office:value="1.23663602235" calcext:value-type="float">
            <text:p>1.2366360224</text:p>
          </table:table-cell>
          <table:table-cell table:formula="of:=[.H9]/[.H$3]" office:value-type="float" office:value="7.36150120499804" calcext:value-type="float">
            <text:p>7.361501205</text:p>
          </table:table-cell>
          <table:table-cell table:formula="of:=[.I9]/[.I$3]" office:value-type="float" office:value="2.21508695232207" calcext:value-type="float">
            <text:p>2.2150869523</text:p>
          </table:table-cell>
          <table:table-cell table:formula="of:=[.J9]/[.J$3]" office:value-type="float" office:value="8.80372110858273" calcext:value-type="float">
            <text:p>8.8037211086</text:p>
          </table:table-cell>
          <table:table-cell office:value-type="float" office:value="80.6045680327" calcext:value-type="float">
            <text:p>80.6045680327</text:p>
          </table:table-cell>
          <table:table-cell office:value-type="float" office:value="0.858161302788" calcext:value-type="float">
            <text:p>0.8581613028</text:p>
          </table:table-cell>
          <table:table-cell office:value-type="float" office:value="0.68043741585" calcext:value-type="float">
            <text:p>0.6804374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er </meta:initial-creator>
    <meta:creation-date>2015-02-23T21:55:27.988562527</meta:creation-date>
    <dc:date>2015-02-24T09:17:31.753144413</dc:date>
    <dc:creator>player </dc:creator>
    <meta:editing-duration>PT9H50M10S</meta:editing-duration>
    <meta:editing-cycles>5</meta:editing-cycles>
    <meta:generator>LibreOffice/4.2.7.2$Linux_x86 LibreOffice_project/420m0$Build-2</meta:generator>
    <meta:document-statistic meta:table-count="2" meta:cell-count="14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1cm" svg:y="3.952cm" style:legend-expansion="high" chart:style-name="ch2"/>
        <chart:plot-area chart:style-name="ch3" table:cell-range-address="Sheet1.B1:Sheet1.B4 Sheet1.I1:Sheet1.I4" chart:data-source-has-labels="row" svg:x="0.32cm" svg:y="0.18cm" svg:width="11.502cm" svg:height="8.64cm">
          <chartooo:coordinate-region svg:x="1.232cm" svg:y="0.379cm" svg:width="10.4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I1:Sheet1.I1" chart:class="chart:scatter">
            <chart:domain table:cell-range-address="Sheet1.I2:Sheet1.I4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ow(vol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1943824689508">
                <text:p>0.151943824689508</text:p>
                <draw:g>
                  <svg:desc>Sheet1.I2:Sheet1.I4</svg:desc>
                </draw:g>
              </table:table-cell>
              <table:table-cell office:value-type="float" office:value="0.05">
                <text:p>0.05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9516939099252">
                <text:p>0.6895169390992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953299488651">
                <text:p>1.8195329948865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1cm" svg:y="3.952cm" style:legend-expansion="high" chart:style-name="ch2"/>
        <chart:plot-area chart:style-name="ch3" table:cell-range-address="Sheet1.C1:Sheet1.C4 Sheet1.M2:Sheet1.M4 Sheet1.I1:Sheet1.I1" chart:data-source-has-labels="row" svg:x="0.32cm" svg:y="0.18cm" svg:width="11.502cm" svg:height="8.64cm">
          <chartooo:coordinate-region svg:x="0.941cm" svg:y="0.379cm" svg:width="10.6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" chart:label-cell-address="Sheet1.I1:Sheet1.I1" chart:class="chart:scatter">
            <chart:domain table:cell-range-address="Sheet1.M2:Sheet1.M4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pow(vol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7520495307992">
                <text:p>0.257520495307992</text:p>
                <draw:g>
                  <svg:desc>Sheet1.M2:Sheet1.M4</svg:desc>
                </draw:g>
              </table:table-cell>
              <table:table-cell office:value-type="float" office:value="5">
                <text:p>5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5160172942093">
                <text:p>0.765160172942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3876093945062">
                <text:p>1.5387609394506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2cm" svg:y="3.952cm" style:legend-expansion="high" chart:style-name="ch2"/>
        <chart:plot-area chart:style-name="ch3" table:cell-range-address="Sheet2.A1:Sheet2.A9 Sheet2.E1:Sheet2.E9" chart:data-source-has-labels="row" svg:x="0.32cm" svg:y="0.18cm" svg:width="11.053cm" svg:height="8.64cm">
          <chartooo:coordinate-region svg:x="0.756cm" svg:y="0.379cm" svg:width="10.3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:Sheet2.E9" chart:label-cell-address="Sheet2.E1:Sheet2.E1" chart:class="chart:scatter">
            <chart:domain table:cell-range-address="Sheet2.A2:Sheet2.A9"/>
            <chart:regression-curve chart:style-name="ch7">
              <chart:equation chart:display-equation="true" chart:display-r-square="tru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rque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A2:Sheet2.A9</svg:desc>
                </draw:g>
              </table:table-cell>
              <table:table-cell office:value-type="float" office:value="0.368567304322274">
                <text:p>0.368567304322274</text:p>
                <draw:g>
                  <svg:desc>Sheet2.E2:Sheet2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79296335334464">
                <text:p>1.79296335334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71320865489371">
                <text:p>2.71320865489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.74139543910723">
                <text:p>3.74139543910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.86468368819684">
                <text:p>4.86468368819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6.07376498939433">
                <text:p>6.07376498939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.36150120499804">
                <text:p>7.36150120499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cm" svg:y="3.952cm" style:legend-expansion="high" chart:style-name="ch2"/>
        <chart:plot-area chart:style-name="ch3" table:cell-range-address="Sheet1.K2:Sheet1.K4 Sheet1.D1:Sheet1.D4" chart:data-source-has-labels="row" svg:x="0.32cm" svg:y="0.18cm" svg:width="11.741cm" svg:height="8.64cm">
          <chartooo:coordinate-region svg:x="1.048cm" svg:y="0.379cm" svg:width="10.6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" chart:label-cell-address="Sheet1.D1:Sheet1.D1" chart:class="chart:scatter">
            <chart:domain table:cell-range-address="Sheet1.K2:Sheet1.K4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ec/se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3793621386943">
                <text:p>0.753793621386943</text:p>
                <draw:g>
                  <svg:desc>Sheet1.K2:Sheet1.K4</svg:desc>
                </draw:g>
              </table:table-cell>
              <table:table-cell office:value-type="float" office:value="0.25">
                <text:p>0.25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576173989899">
                <text:p>0.9457617398989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394122838929">
                <text:p>1.09394122838929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1cm" svg:y="3.952cm" style:legend-expansion="high" chart:style-name="ch2"/>
        <chart:plot-area chart:style-name="ch3" table:cell-range-address="Sheet1.E1:Sheet1.E4 Sheet1.O1:Sheet1.O4" chart:data-source-has-labels="row" svg:x="0.32cm" svg:y="0.18cm" svg:width="11.502cm" svg:height="8.64cm">
          <chartooo:coordinate-region svg:x="1.312cm" svg:y="0.38cm" svg:width="10.27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4" chart:label-cell-address="Sheet1.O1:Sheet1.O1" chart:class="chart:scatter">
            <chart:domain table:cell-range-address="Sheet1.O2:Sheet1.O4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pow(vol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7520495307992">
                <text:p>0.257520495307992</text:p>
                <draw:g>
                  <svg:desc>Sheet1.O2:Sheet1.O4</svg:desc>
                </draw:g>
              </table:table-cell>
              <table:table-cell office:value-type="float" office:value="600">
                <text:p>600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5160172942093">
                <text:p>0.76516017294209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3876093945062">
                <text:p>1.53876093945062</text:p>
              </table:table-cell>
              <table:table-cell office:value-type="float" office:value="2100">
                <text:p>2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74cm" svg:y="3.952cm" style:legend-expansion="high" chart:style-name="ch2"/>
        <chart:plot-area chart:style-name="ch3" table:cell-range-address="Sheet2.A1:Sheet2.A9 Sheet2.F1:Sheet2.F9" chart:data-source-has-labels="row" svg:x="0.32cm" svg:y="0.18cm" svg:width="11.635cm" svg:height="8.64cm">
          <chartooo:coordinate-region svg:x="1.047cm" svg:y="0.38cm" svg:width="10.66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2:Sheet2.F9" chart:label-cell-address="Sheet2.F1:Sheet2.F1" chart:class="chart:scatter">
            <chart:domain table:cell-range-address="Sheet2.A2:Sheet2.A9"/>
            <chart:regression-curve chart:style-name="ch7">
              <chart:equation chart:display-equation="true" chart:display-r-square="tru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c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A2:Sheet2.A9</svg:desc>
                </draw:g>
              </table:table-cell>
              <table:table-cell office:value-type="float" office:value="0.557645268093237">
                <text:p>0.557645268093237</text:p>
                <draw:g>
                  <svg:desc>Sheet2.F2:Sheet2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30475610791324">
                <text:p>1.3047561079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54460255690122">
                <text:p>1.54460255690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74543249799904">
                <text:p>1.74543249799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91980133659239">
                <text:p>1.91980133659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.07485429881634">
                <text:p>2.07485429881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.21508695232207">
                <text:p>2.215086952322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7cm" svg:y="3.952cm" style:legend-expansion="high" chart:style-name="ch2"/>
        <chart:plot-area chart:style-name="ch3" table:cell-range-address="Sheet2.A1:Sheet2.A9 Sheet2.G1:Sheet2.G9" chart:data-source-has-labels="row" svg:x="0.32cm" svg:y="0.18cm" svg:width="11.158cm" svg:height="8.64cm">
          <chartooo:coordinate-region svg:x="0.941cm" svg:y="0.38cm" svg:width="10.29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2:Sheet2.G9" chart:label-cell-address="Sheet2.G1:Sheet2.G1" chart:class="chart:scatter">
            <chart:domain table:cell-range-address="Sheet2.A2:Sheet2.A9"/>
            <chart:regression-curve chart:style-name="ch7">
              <chart:equation chart:display-equation="true" chart:display-r-square="tru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ss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A2:Sheet2.A9</svg:desc>
                </draw:g>
              </table:table-cell>
              <table:table-cell office:value-type="float" office:value="0.609813944570281">
                <text:p>0.609813944570281</text:p>
                <draw:g>
                  <svg:desc>Sheet2.G2:Sheet2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650310092382">
                <text:p>1.650310092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56074422170982">
                <text:p>2.56074422170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.73130238799768">
                <text:p>3.73130238799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.16198459124559">
                <text:p>5.16198459124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6.8527908314406">
                <text:p>6.8527908314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.80372110858273">
                <text:p>8.803721108582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